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0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VENDAÑO GUERREROS, JOYCE TAWNY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5069547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I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2196688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AVENDAÑO GUERREROS, JOYCE TAWNY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5069547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6 737 03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7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5</text:p>
          </table:table-cell>
          <table:table-cell table:style-name="Tableau1.A2" office:value-type="string">
            <text:p text:style-name="P7">400</text:p>
          </table:table-cell>
          <table:table-cell table:style-name="Tableau1.D2" office:value-type="string">
            <text:p text:style-name="P8">100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8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18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3/09/2021</text:p>
          </table:table-cell>
          <table:table-cell table:style-name="Tabla2.A3" office:value-type="string">
            <text:p text:style-name="P22"/>
          </table:table-cell>
          <table:table-cell table:style-name="Tabla2.D3" office:value-type="string">
            <text:p text:style-name="P23">84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03/09/2021</text:p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>33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03/09/2021</text:p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>33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16/09/2021</text:p>
          </table:table-cell>
          <table:table-cell table:style-name="Tabla2.A4" office:value-type="string">
            <text:p text:style-name="P22">135532</text:p>
          </table:table-cell>
          <table:table-cell table:style-name="Tabla2.D4" office:value-type="string">
            <text:p text:style-name="P23">680.00</text:p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>CLIENTE TIENE A FAVOR 500.00 SOLES DE DESPACHO ANTERIOR, MAS DEPOSITO DE 680.00 ES EL TOTAL PARA SU ATENCION DEL 17/09</text:span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59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6T17:12:06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